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1" style:family="table-row">
      <style:table-row-properties style:min-row-height="4.577cm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C1" style:family="table-cell">
      <style:table-cell-properties fo:border="0.002cm solid #000000" fo:padding="0.097cm"/>
    </style:style>
    <style:style style:name="P1" style:parent-style-name="Table_20_Contents" style:family="paragraph">
      <style:text-properties fo:font-weight="bold" style:font-weight-asian="bold" style:font-weight-complex="bold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 table:style-name="Tableau1.1">
            <table:table-cell office:value-type="string" table:style-name="Tableau1.A1">
              <text:p text:style-name="P1">P1 first name P1 </text:p>
              <text:p text:style-name="Table_20_Contents">P1 address</text:p>
            </table:table-cell>
            <table:table-cell office:value-type="string" table:style-name="Tableau1.A1">
              <text:p text:style-name="P1">P2 first name P2 </text:p>
              <text:p text:style-name="Table_20_Contents">P2 address</text:p>
            </table:table-cell>
            <table:table-cell office:value-type="string" table:style-name="Tableau1.A1">
              <text:p text:style-name="P1">P3 first name P3 </text:p>
              <text:p text:style-name="Table_20_Contents">P3 address</text:p>
            </table:table-cell>
          </table:table-row>
          <table:table-row table:style-name="Tableau1.1">
            <table:table-cell office:value-type="string" table:style-name="Tableau1.A1">
              <text:p text:style-name="P1">P4 first name P4 </text:p>
              <text:p text:style-name="Table_20_Contents">P4 address</text:p>
            </table:table-cell>
            <table:table-cell office:value-type="string" table:style-name="Tableau1.A1">
              <text:p text:style-name="P1">P5 first name P5 </text:p>
              <text:p text:style-name="Table_20_Contents">P5 address</text:p>
            </table:table-cell>
            <table:table-cell office:value-type="string" table:style-name="Tableau1.A1">
              <text:p text:style-name="P1">P6 first name P6 </text:p>
              <text:p text:style-name="Table_20_Contents">P6 address</text:p>
            </table:table-cell>
          </table:table-row>
          <table:table-row table:style-name="Tableau1.1">
            <table:table-cell office:value-type="string" table:style-name="Tableau1.A1">
              <text:p text:style-name="P1">P7 first name P7 </text:p>
              <text:p text:style-name="Table_20_Contents">P7 address</text:p>
            </table:table-cell>
            <table:table-cell office:value-type="string" table:style-name="Tableau1.A1">
              <text:p text:style-name="P1">P8 first name P8 </text:p>
              <text:p text:style-name="Table_20_Contents">P8 address</text:p>
            </table:table-cell>
            <table:table-cell office:value-type="string" table:style-name="Tableau1.A1"/>
          </table:table-row>
          <table:table-row table:style-name="Tableau1.1">
            <table:table-cell office:value-type="string" table:style-name="Tableau1.A1"/>
            <table:table-cell office:value-type="string" table:style-name="Tableau1.A1">
              <text:p text:style-name="Table_20_Contents"/>
            </table:table-cell>
            <table:table-cell office:value-type="string" table:style-name="Tableau1.C1">
              <text:p text:style-name="Table_20_Contents"/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13:33:26</meta:creation-date>
    <dc:creator>Gaetan Delannay</dc:creator>
    <dc:date>2006-10-26T13:47:07</dc:date>
    <dc:language>fr-BE</dc:language>
    <meta:editing-cycles>5</meta:editing-cycles>
    <meta:editing-duration>PT4M2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3" meta:character-count="37"/>
  </office:meta>
</office:document-meta>
</file>